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rsid="000d2c72" officeooo:paragraph-rsid="000d2c72" style:font-weight-asian="bold" style:font-weight-complex="bold"/>
    </style:style>
    <style:style style:name="P2" style:family="paragraph" style:parent-style-name="Standard">
      <style:text-properties officeooo:rsid="000d2c72" officeooo:paragraph-rsid="000d2c72"/>
    </style:style>
    <style:style style:name="P3" style:family="paragraph" style:parent-style-name="Standard">
      <style:text-properties fo:color="#000000" officeooo:rsid="000d2c72" officeooo:paragraph-rsid="000d2c72"/>
    </style:style>
    <style:style style:name="P4" style:family="paragraph" style:parent-style-name="Standard">
      <style:text-properties officeooo:rsid="000d2c72" officeooo:paragraph-rsid="000d2c72"/>
    </style:style>
    <style:style style:name="P5" style:family="paragraph" style:parent-style-name="Standard" style:list-style-name="L1">
      <style:text-properties officeooo:rsid="000d2c72" officeooo:paragraph-rsid="000d2c72"/>
    </style:style>
    <style:style style:name="P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d2c72" officeooo:paragraph-rsid="000f090e"/>
    </style:style>
    <style:style style:name="P7" style:family="paragraph" style:parent-style-name="Standard" style:list-style-name="L2">
      <style:text-properties fo:font-variant="normal" fo:text-transform="none" fo:color="#000000" style:font-name="Whitney" fo:font-size="12pt" fo:letter-spacing="normal" fo:font-style="normal" fo:font-weight="normal" officeooo:rsid="000d2c72" officeooo:paragraph-rsid="000f090e"/>
    </style:style>
    <style:style style:name="P8" style:family="paragraph" style:parent-style-name="Standard" style:list-style-name="L2">
      <style:text-properties fo:font-variant="normal" fo:text-transform="none" fo:color="#000000" style:font-name="Whitney" fo:font-size="12pt" fo:letter-spacing="normal" fo:font-style="normal" fo:font-weight="normal" officeooo:rsid="000f1a4a" officeooo:paragraph-rsid="000f1a4a"/>
    </style:style>
    <style:style style:name="T1" style:family="text">
      <style:text-properties officeooo:rsid="000f090e"/>
    </style:style>
    <style:style style:name="T2" style:family="text">
      <style:text-properties officeooo:rsid="000f1a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Méthode de travail utilisé : AGILE. <text:s/><text:tab/></text:p>
      <text:list xml:id="list2951967858" text:style-name="L1">
        <text:list-item>
          <text:p text:style-name="P5">Alban Thibaud = Scrum Master</text:p>
        </text:list-item>
        <text:list-item>
          <text:p text:style-name="P5">Livrable toute les sem<text:span text:style-name="T1">aines</text:span></text:p>
        </text:list-item>
      </text:list>
      <text:p text:style-name="P2"/>
      <text:p text:style-name="P3"><text:tab/></text:p>
      <text:p text:style-name="P6">Nous avons divisé l’équipe en 3 groupes : <text:s/></text:p>
      <text:list xml:id="list1674988926" text:style-name="L2">
        <text:list-item>
          <text:p text:style-name="P7">Groupe 1 : Florent CHAPLAIS, Alban THIBAUD</text:p>
          <text:list>
            <text:list-item>
              <text:p text:style-name="P7">Charger de l’interface graphique et l’application </text:p>
            </text:list-item>
            <text:list-item>
              <text:p text:style-name="P7">Nous avons décidé que Florent et Alban sont les personnes les plus apte à faire cette partie parce qu’ils ont déjà travaillés plusieurs fois sur des applications graphiques. </text:p>
            </text:list-item>
          </text:list>
        </text:list-item>
        <text:list-item>
          <text:p text:style-name="P7">Groupe 2 : Loïc COURBON, Nicolas RENAULT </text:p>
          <text:list>
            <text:list-item>
              <text:p text:style-name="P7">Charger de confectionner les classes métiers et la connexion à la base de données</text:p>
            </text:list-item>
            <text:list-item>
              <text:p text:style-name="P8">Choix personnel de Loïc et Nicolas, plus a l’aise sur ces parties dans des projets donc plus apte a s’occuper de ces parties</text:p>
            </text:list-item>
          </text:list>
        </text:list-item>
        <text:list-item>
          <text:p text:style-name="P7">Groupe 3 : Antoni DI LELLA</text:p>
          <text:list>
            <text:list-item>
              <text:p text:style-name="P7"><text:s/>Charger de faire l’application Android</text:p>
            </text:list-item>
            <text:list-item>
              <text:p text:style-name="P7">l<text:span text:style-name="T2">l</text:span> a été assigné à cette tâche parce qu’il est le plus autonome du groupe pour apprendre une technologie et pouvoir travailler seul. -</text:p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rsid="000d2c72" officeooo:paragraph-rsid="000d2c7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ment ? Où ? Organisation de l’équipe et du travai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1:01:52.691288388</meta:creation-date>
    <dc:date>2019-12-02T11:23:26.006960757</dc:date>
    <meta:editing-duration>PT9M57S</meta:editing-duration>
    <meta:editing-cycles>2</meta:editing-cycles>
    <meta:generator>LibreOffice/6.3.3.2$Linux_X86_64 LibreOffice_project/a64200df03143b798afd1ec74a12ab50359878ed</meta:generator>
    <meta:document-statistic meta:table-count="0" meta:image-count="0" meta:object-count="0" meta:page-count="1" meta:paragraph-count="16" meta:word-count="165" meta:character-count="914" meta:non-whitespace-character-count="764"/>
  </office:meta>
</office:document-meta>
</file>